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82291401" text:style-name="L1">
        <text:list-item>
          <text:p text:style-name="P3">Napravi da se sam kreira <text:span text:style-name="T2">arff fajl iz koda </text:span>tj onaj header gore da doda.(Moze i seljacki samo da onaj tekst nalepim na procesirani fajl)</text:p>
        </text:list-item>
        <text:list-item>
          <text:p text:style-name="P3">vidi sa <text:span text:style-name="T2">stemming</text:span><text:span text:style-name="T4"> <text:s/></text:span>sta se desava? </text:p>
        </text:list-item>
        <text:list-item>
          <text:p text:style-name="P3">Dodaj neki <text:span text:style-name="T1">feature</text:span><text:span text:style-name="T2"> selection</text:span> <text:span text:style-name="T3">TF-IDF, information gain, Chi Square</text:span></text:p>
        </text:list-item>
        <text:list-item>
          <text:p text:style-name="P4">Sredi data setove tako da bude jednako pozitivnih i negativnih!</text:p>
        </text:list-item>
        <text:list-item>
          <text:p text:style-name="P4">Test set ubaci u WekaClassifier i vidi koliko je precizan! I da istampa sve pogresno klasifikovane da bi mogao malo to da prodiskutujem</text:p>
        </text:list-item>
        <text:list-item>
          <text:p text:style-name="P4">Zalepi not_rec jer tako negiram tu rec i smanjijem joj znacaj a bez lepljenja i ne bas!</text:p>
        </text:list-item>
        <text:list-item>
          <text:p text:style-name="P4">Probaj MaxEnt classifier u openNLP</text:p>
        </text:list-item>
        <text:list-item>
          <text:p text:style-name="P4">Provali kako Stanford classifier i CoreNLP rade</text:p>
        </text:list-item>
        <text:list-item>
          <text:p text:style-name="P4">Sve ove nove radove o ML poskidaj i istampaj pre Japana!Izbaci non-</text:p>
        </text:list-item>
        <text:list-item>
          <text:p text:style-name="P4">Remove non-English words: <text:a xlink:type="simple" xlink:href="http://code.google.com/apis/language/translate/v1/using_rest_langdetect.html">http://code.google.com/apis/language/translate/v1/using_rest_langdetect.html</text:a> </text:p>
        </text:list-item>
        <text:list-item>
          <text:p text:style-name="P4">Probaj SMO u weki to je kao SVM valjda</text:p>
        </text:list-item>
        <text:list-item>
          <text:p text:style-name="P4">Kako se pravi Intance representation str 43. <text:s/>??</text:p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16T12:02:00</dc:date>
    <dc:creator>Aleksandar </dc:creator>
    <meta:editing-duration>P4DT2H7M24S</meta:editing-duration>
    <meta:editing-cycles>140</meta:editing-cycles>
    <meta:document-statistic meta:table-count="0" meta:image-count="0" meta:object-count="0" meta:page-count="1" meta:paragraph-count="12" meta:word-count="147" meta:character-count="867" meta:non-whitespace-character-count="740"/>
  </office:meta>
</office:document-meta>
</file>